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P1" style:family="paragraph" style:parent-style-name="Standard">
      <style:text-properties officeooo:paragraph-rsid="001b0d0a"/>
    </style:style>
    <style:style style:name="P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b0d0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04490" officeooo:paragraph-rsid="0020449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4ae96" officeooo:paragraph-rsid="0024ae9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b2cc1" officeooo:paragraph-rsid="0026d8d4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Heading_20_2" style:master-page-name="Standard">
      <style:paragraph-properties style:page-number="1"/>
      <style:text-properties officeooo:rsid="001b2cc1" officeooo:paragraph-rsid="001b2cc1"/>
    </style:style>
    <style:style style:name="P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7a4a2" officeooo:paragraph-rsid="0027a4a2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4ae96" officeooo:paragraph-rsid="0024ae9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0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9c105" officeooo:paragraph-rsid="0029c105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officeooo:rsid="0023bfcf"/>
    </style:style>
    <style:style style:name="T2" style:family="text">
      <style:text-properties officeooo:rsid="0024ae96"/>
    </style:style>
    <style:style style:name="T3" style:family="text">
      <style:text-properties officeooo:rsid="0029c1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Use case: <text:span text:style-name="T2">Delogare</text:span></text:h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ID and name</text:p>
          </table:table-cell>
          <table:table-cell table:style-name="Table1.A1" table:number-columns-spanned="3" office:value-type="string">
            <text:p text:style-name="P6">UC_<text:span text:style-name="T2">6</text:span>:<text:span text:style-name="T2">Delogare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Primary actor</text:p>
          </table:table-cell>
          <table:table-cell table:style-name="Table1.A1" office:value-type="string">
            <text:p text:style-name="P8">Utilizator</text:p>
          </table:table-cell>
          <table:table-cell table:style-name="Table1.A1" office:value-type="string">
            <text:p text:style-name="P2">Secondary actor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Description</text:p>
          </table:table-cell>
          <table:table-cell table:style-name="Table1.A1" table:number-columns-spanned="3" office:value-type="string">
            <text:p text:style-name="P8">Angajatul se delogheaza, <text:span text:style-name="T3">iar <text:s/>fereastra sefului este actualizata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Trigger</text:p>
          </table:table-cell>
          <table:table-cell table:style-name="Table1.A1" table:number-columns-spanned="3" office:value-type="string">
            <text:p text:style-name="P4">Apasare buton “Delogare”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A1" table:number-columns-spanned="3" office:value-type="string">
            <text:p text:style-name="P4">Utilizatorul este autentificat ca Angaja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ostconditions</text:p>
          </table:table-cell>
          <table:table-cell table:style-name="Table1.A1" table:number-columns-spanned="3" office:value-type="string">
            <text:p text:style-name="P4">Utilizatorul nu mai este autentifica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ormal flow</text:p>
          </table:table-cell>
          <table:table-cell table:style-name="Table1.A1" table:number-columns-spanned="3" office:value-type="string">
            <text:p text:style-name="P5">1.<text:span text:style-name="T1">0 </text:span><text:span text:style-name="T2">Sistemul afiseaza o ferestra pentru confirmare</text:span></text:p>
            <text:p text:style-name="P4">1.1 Utilizatorul confirma</text:p>
            <text:p text:style-name="P4">1.2 Utilizatorul este delogat</text:p>
            <text:p text:style-name="P10">1.3 Este actualizata lista de angajati a Sefului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Alternative flows</text:p>
          </table:table-cell>
          <table:table-cell table:style-name="Table1.A1" table:number-columns-spanned="3" office:value-type="string">
            <text:p text:style-name="P4">1.1 Utilizatorul infirma</text:p>
            <text:p text:style-name="P4">1.2 Utilizatorul ramane conecta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Exceptions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5:13:21.088042575</meta:creation-date>
    <dc:date>2023-04-10T14:53:04.148408489</dc:date>
    <meta:editing-duration>PT15M56S</meta:editing-duration>
    <meta:editing-cycles>11</meta:editing-cycles>
    <meta:generator>LibreOffice/7.3.7.2$Linux_X86_64 LibreOffice_project/30$Build-2</meta:generator>
    <meta:document-statistic meta:table-count="1" meta:image-count="0" meta:object-count="0" meta:page-count="1" meta:paragraph-count="23" meta:word-count="71" meta:character-count="538" meta:non-whitespace-character-count="489"/>
  </office:meta>
</office:document-meta>
</file>